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397cm" svg:x="15.814cm" svg:y="3.93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11.923cm" svg:y="3.93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13.701cm" svg:y="1.26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275cm" svg:y1="3.936cm" svg:x2="16.195cm" svg:y2="2.462cm" draw:start-shape="id1" draw:start-glue-point="4" draw:end-shape="id2" draw:end-glue-point="9" svg:d="m17275 3936-1080-1474">
          <text:p/>
        </draw:connector>
        <draw:connector draw:style-name="gr3" draw:text-style-name="P1" draw:layer="layout" draw:type="line" svg:x1="14.128cm" svg:y1="2.462cm" svg:x2="13.383cm" svg:y2="3.936cm" draw:start-shape="id2" draw:start-glue-point="7" draw:end-shape="id3" svg:d="m14128 2462-745 1474">
          <text:p/>
        </draw:connector>
        <draw:connector draw:style-name="gr4" draw:text-style-name="P1" draw:layer="layout" draw:type="line" svg:x1="15.814cm" svg:y1="4.635cm" svg:x2="14.844cm" svg:y2="4.635cm" draw:start-shape="id1" draw:start-glue-point="6" draw:end-shape="id3" draw:end-glue-point="10" svg:d="m15814 4635h-970">
          <text:p/>
        </draw:connector>
        <draw:custom-shape draw:style-name="gr1" draw:text-style-name="P1" xml:id="id5" draw:id="id5" draw:layer="layout" svg:width="2.921cm" svg:height="1.397cm" svg:x="2.275cm" svg:y="3.73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921cm" svg:height="1.397cm" svg:x="4.099cm" svg:y="1.06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526cm" svg:y1="2.26cm" svg:x2="3.735cm" svg:y2="3.737cm" draw:start-shape="id4" draw:start-glue-point="7" draw:end-shape="id5" svg:d="m4526 2260-791 14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6T11:44:41</dc:date>
    <dc:creator>damien zufferey</dc:creator>
    <meta:generator>LibreOffice/3.5$Linux_X86_64 LibreOffice_project/350m1$Build-2</meta:generator>
    <meta:document-statistic meta:object-count="9"/>
  </office:meta>
</office:document-meta>
</file>